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stedTestWithExtraMock.nestedMock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TestWithConstructorParameter.can_inject_into_constructor_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stedTestWithConstructorParameter.NestedTestWithConstructorParameter( @ Mock Function &lt; Integer , String &gt; constructor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JupiterTest.ensureMockCreationWor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WithDependency.ClassWithDependency( Function &lt; Integer , String &gt; depend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JupiterTest.initializes_parameters_with_custom_configuration( @ Mock ( name = "overriddenName" ) Function &lt; String , String &gt; local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TestWithExtraMock.rootMock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WithoutExtraMock.shouldWeCreateMocksInThePar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JupiterTest.initializes_parameters( @ Mock Function &lt; String , String &gt; local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plicateExtensionOnNestedTest.ensureMocksAreCreatedForNested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JupiterTest.can_set_stubs_on_initialized_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unitJupiterTest.should_be_injected_correct_instance_of_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